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A00000253D1D2414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aqua-title">
      <style:graphic-properties draw:fill-color="#ffffff" draw:auto-grow-height="true" fo:min-height="3.507cm"/>
    </style:style>
    <style:style style:name="pr2" style:family="presentation" style:parent-style-name="lyt-aqua-subtitle">
      <style:graphic-properties draw:fill-color="#ffffff" draw:auto-grow-height="true" fo:min-height="11.501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11.5cm"/>
    </style:style>
    <style:style style:name="pr6" style:family="presentation" style:parent-style-name="lyt-aqua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32pt"/>
    </style:style>
    <style:style style:name="P3" style:family="paragraph">
      <style:paragraph-properties fo:margin-left="0cm" fo:margin-right="0cm" fo:text-indent="0cm"/>
      <style:text-properties fo:font-size="3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Food &amp; Drink Recipes Demo 1</text:p>
          </draw:text-box>
        </draw:frame>
        <draw:frame presentation:style-name="pr2" draw:text-style-name="P3" draw:layer="layout" svg:width="24.599cm" svg:height="11.501cm" svg:x="2cm" svg:y="5.5cm" presentation:class="subtitle" presentation:user-transformed="true">
          <draw:text-box>
            <text:p text:style-name="P2">CMSC 345 - Section 2, Team 3</text:p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>
            <draw:text-box>
              <text:p text:style-name="P4">Include team members' names?</text:p>
            </draw:text-box>
          </draw:frame>
        </presentation:notes>
      </draw:page>
      <draw:page draw:name="page2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5" draw:layer="layout" svg:width="24.599cm" svg:height="11.863cm" svg:x="2cm" svg:y="5.5cm" presentation:class="outline" presentation:user-transformed="true">
          <draw:text-box>
            <text:p><text:span text:style-name="T1">System requirements in bulk</text:span></text:p>
            <text:list text:style-name="L3">
              <text:list-header>
                <text:p text:style-name="P5"><text:span text:style-name="T1">Functional requirements</text:span></text:p>
                <text:p text:style-name="P5"><text:span text:style-name="T1">Nonfunctional requirements</text:span></text:p>
              </text:list-header>
            </text:list>
            <text:p>Rough system design</text:p>
            <text:p>Rough user interface (UI) design</text:p>
            <text:p>Small segment of testing report</text:p>
            <text:p>Small segment of code inspection report (CIR)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Functional Requirements</text:p>
          </draw:text-box>
        </draw:frame>
        <draw:frame presentation:style-name="pr5" draw:layer="layout" svg:width="24.599cm" svg:height="11.5cm" svg:x="2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Nonfunctional Requirements</text:p>
          </draw:text-box>
        </draw:frame>
        <draw:frame presentation:style-name="pr5" draw:layer="layout" svg:width="24.599cm" svg:height="11.5cm" svg:x="2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System Design Sketch</text:p>
          </draw:text-box>
        </draw:frame>
        <draw:frame presentation:style-name="pr5" draw:layer="layout" svg:width="24.599cm" svg:height="11.5cm" svg:x="2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UI Sketch</text:p>
          </draw:text-box>
        </draw:frame>
        <draw:frame presentation:style-name="pr5" draw:layer="layout" svg:width="24.599cm" svg:height="11.5cm" svg:x="2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Code Segment in php</text:p>
          </draw:text-box>
        </draw:frame>
        <draw:frame presentation:style-name="pr5" draw:layer="layout" svg:width="24.599cm" svg:height="11.5cm" svg:x="2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Test Report</text:p>
          </draw:text-box>
        </draw:frame>
        <draw:frame presentation:style-name="pr5" draw:layer="layout" svg:width="24.599cm" svg:height="11.5cm" svg:x="2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draw:frame presentation:style-name="pr5" draw:text-style-name="P7" draw:layer="layout" svg:width="24.599cm" svg:height="11.5cm" draw:transform="rotate (-0.00209439510357992) translate (2.012cm 4.451cm)" presentation:class="outline" presentation:user-transformed="true">
          <draw:text-box>
            <text:p text:style-name="P6"/>
            <text:p text:style-name="P6"/>
            <text:p text:style-name="P6"/>
            <text:p text:style-name="P6">Questions/Com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1$Win32 OpenOffice.org_project/401m5$Build-9714</meta:generator>
    <dc:title>Blue Border</dc:title>
    <dc:description>Presentation Layout Template</dc:description>
    <meta:creation-date>2014-02-25T13:41:13.33</meta:creation-date>
    <dc:language>en-US</dc:language>
    <meta:editing-cycles>3</meta:editing-cycles>
    <meta:editing-duration>PT19M47S</meta:editing-duration>
    <meta:initial-creator>Brent Mattox</meta:initial-creator>
    <dc:date>2014-02-25T14:00:49.11</dc:date>
    <dc:creator>Brent Mattox</dc:creator>
    <meta:document-statistic meta:object-count="59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../../../../../Program%20Files%20(x86)/OpenOffice%204/share/template/en-US/layout/lyt-aqua.otp"/>
  </office:meta>
</office:document-meta>
</file>